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0.8757in" table:align="left"/>
    </style:style>
    <style:style style:name="Table2.A" style:family="table-column">
      <style:table-column-properties style:column-width="0.1917in"/>
    </style:style>
    <style:style style:name="Table2.B" style:family="table-column">
      <style:table-column-properties style:column-width="1.3368in"/>
    </style:style>
    <style:style style:name="Table2.C" style:family="table-column">
      <style:table-column-properties style:column-width="0.5069in"/>
    </style:style>
    <style:style style:name="Table2.D" style:family="table-column">
      <style:table-column-properties style:column-width="0.3354in"/>
    </style:style>
    <style:style style:name="Table2.E" style:family="table-column">
      <style:table-column-properties style:column-width="0.35in"/>
    </style:style>
    <style:style style:name="Table2.F" style:family="table-column">
      <style:table-column-properties style:column-width="0.2806in"/>
    </style:style>
    <style:style style:name="Table2.G" style:family="table-column">
      <style:table-column-properties style:column-width="0.3292in"/>
    </style:style>
    <style:style style:name="Table2.I" style:family="table-column">
      <style:table-column-properties style:column-width="0.2944in"/>
    </style:style>
    <style:style style:name="Table2.J" style:family="table-column">
      <style:table-column-properties style:column-width="0.3153in"/>
    </style:style>
    <style:style style:name="Table2.L" style:family="table-column">
      <style:table-column-properties style:column-width="0.3222in"/>
    </style:style>
    <style:style style:name="Table2.M" style:family="table-column">
      <style:table-column-properties style:column-width="0.3285in"/>
    </style:style>
    <style:style style:name="Table2.N" style:family="table-column">
      <style:table-column-properties style:column-width="0.3431in"/>
    </style:style>
    <style:style style:name="Table2.O" style:family="table-column">
      <style:table-column-properties style:column-width="0.2813in"/>
    </style:style>
    <style:style style:name="Table2.P" style:family="table-column">
      <style:table-column-properties style:column-width="0.3146in"/>
    </style:style>
    <style:style style:name="Table2.R" style:family="table-column">
      <style:table-column-properties style:column-width="0.2951in"/>
    </style:style>
    <style:style style:name="Table2.S" style:family="table-column">
      <style:table-column-properties style:column-width="0.3083in"/>
    </style:style>
    <style:style style:name="Table2.U" style:family="table-column">
      <style:table-column-properties style:column-width="0.2472in"/>
    </style:style>
    <style:style style:name="Table2.V" style:family="table-column">
      <style:table-column-properties style:column-width="0.3014in"/>
    </style:style>
    <style:style style:name="Table2.Y" style:family="table-column">
      <style:table-column-properties style:column-width="0.5757in"/>
    </style:style>
    <style:style style:name="Table2.Z" style:family="table-column">
      <style:table-column-properties style:column-width="0.5417in"/>
    </style:style>
    <style:style style:name="Table2.a" style:family="table-column">
      <style:table-column-properties style:column-width="0.5347in"/>
    </style:style>
    <style:style style:name="Table2.b" style:family="table-column">
      <style:table-column-properties style:column-width="0.7056in"/>
    </style:style>
    <style:style style:name="Table2.1" style:family="table-row">
      <style:table-row-properties style:min-row-height="0.15in"/>
    </style:style>
    <style:style style:name="Table2.A1" style:family="table-cell">
      <style:table-cell-properties fo:padding="0.0382in" fo:border-left="0.55pt solid #000000" fo:border-right="none" fo:border-top="0.55pt solid #000000" fo:border-bottom="0.55pt solid #000000"/>
    </style:style>
    <style:style style:name="Table2.G1" style:family="table-cell">
      <style:table-cell-properties fo:background-color="#e6e6e6" fo:padding="0.0382in" fo:border-left="0.55pt solid #000000" fo:border-right="none" fo:border-top="0.55pt solid #000000" fo:border-bottom="0.55pt solid #000000">
        <style:background-image/>
      </style:table-cell-properties>
    </style:style>
    <style:style style:name="Table2.b1" style:family="table-cell">
      <style:table-cell-properties fo:padding="0.0382in" fo:border="0.55pt solid #000000"/>
    </style:style>
    <style:style style:name="P1" style:family="paragraph" style:parent-style-name="Title">
      <style:text-properties officeooo:rsid="002cfb33" officeooo:paragraph-rsid="00577db0"/>
    </style:style>
    <style:style style:name="P2" style:family="paragraph" style:parent-style-name="Subtitle">
      <style:text-properties fo:font-style="normal" fo:font-weight="bold" officeooo:rsid="002cfb33" officeooo:paragraph-rsid="00577db0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tyle="normal" fo:font-weight="bold" officeooo:paragraph-rsid="00577db0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ize="6pt" officeooo:paragraph-rsid="004d82d0" style:font-size-asian="5.25pt" style:font-size-complex="6pt"/>
    </style:style>
    <style:style style:name="P5" style:family="paragraph" style:parent-style-name="Text_20_body">
      <style:text-properties fo:font-size="12pt" officeooo:paragraph-rsid="00405111" style:font-size-asian="10.5pt" style:font-size-complex="12pt"/>
    </style:style>
    <style:style style:name="P6" style:family="paragraph" style:parent-style-name="Text_20_body">
      <style:text-properties fo:font-size="12pt" officeooo:paragraph-rsid="002ad39b" style:font-size-asian="10.5pt" style:font-size-complex="12pt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P10" style:family="paragraph" style:parent-style-name="Table_20_Contents"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6pt" officeooo:paragraph-rsid="004d82d0" style:font-size-asian="5.25pt" style:font-size-complex="6pt"/>
    </style:style>
    <style:style style:name="P14" style:family="paragraph" style:parent-style-name="Table_20_Contents">
      <style:text-properties fo:font-size="6pt" officeooo:paragraph-rsid="004d82d0" style:font-size-asian="5.25pt" style:font-size-complex="6pt"/>
    </style:style>
    <style:style style:name="P15" style:family="paragraph" style:parent-style-name="Table_20_Contents">
      <style:text-properties style:font-name="Times New Roman" fo:font-size="6pt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17" style:family="paragraph" style:parent-style-name="Table_20_Contents">
      <style:text-properties style:font-name="Times New Roman" fo:font-size="5pt" style:font-size-asian="5pt" style:font-size-complex="5pt"/>
    </style:style>
    <style:style style:name="P18" style:family="paragraph" style:parent-style-name="Table_20_Contents">
      <style:text-properties style:font-name="Times New Roman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paragraph-rsid="007435d6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paragraph-rsid="0078579a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paragraph-rsid="007a48d3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paragraph-rsid="007ba726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2pt" officeooo:paragraph-rsid="00577db0" style:font-size-asian="1.75pt" style:font-size-complex="2pt"/>
    </style:style>
    <style:style style:name="P25" style:family="paragraph" style:parent-style-name="Preformatted_20_Text">
      <style:text-properties style:font-name="Times New Roman" fo:font-size="8pt" style:font-size-asian="7pt" style:font-size-complex="8pt"/>
    </style:style>
    <style:style style:name="P26" style:family="paragraph" style:parent-style-name="Preformatted_20_Text">
      <style:text-properties style:font-name="Times New Roman" fo:font-size="8pt" officeooo:paragraph-rsid="004e018e" style:font-size-asian="7pt" style:font-size-complex="8pt"/>
    </style:style>
    <style:style style:name="P27" style:family="paragraph" style:parent-style-name="Preformatted_20_Text">
      <style:text-properties style:font-name="Times New Roman" fo:font-size="8pt" officeooo:paragraph-rsid="00285421" style:font-size-asian="7pt" style:font-size-complex="8pt"/>
    </style:style>
    <style:style style:name="P28" style:family="paragraph" style:parent-style-name="Text_20_body">
      <style:paragraph-properties fo:break-before="page"/>
      <style:text-properties fo:font-size="12pt" officeooo:paragraph-rsid="002ad39b" style:font-size-asian="10.5pt" style:font-size-complex="12pt"/>
    </style:style>
    <style:style style:name="P29" style:family="paragraph" style:parent-style-name="Heading_20_3">
      <style:text-properties fo:font-size="12pt" officeooo:rsid="007f7924" officeooo:paragraph-rsid="007f7924" style:font-size-asian="10.5pt" style:font-size-complex="12pt"/>
    </style:style>
    <style:style style:name="T1" style:family="text">
      <style:text-properties officeooo:rsid="002da400"/>
    </style:style>
    <style:style style:name="T2" style:family="text">
      <style:text-properties officeooo:rsid="0046f67e"/>
    </style:style>
    <style:style style:name="T3" style:family="text">
      <style:text-properties officeooo:rsid="004d82d0"/>
    </style:style>
    <style:style style:name="T4" style:family="text">
      <style:text-properties officeooo:rsid="00496935"/>
    </style:style>
    <style:style style:name="T5" style:family="text">
      <style:text-properties officeooo:rsid="00756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Department Loop</text:text-input></text:p>
      <text:h text:style-name="P29" text:outline-level="3"><text:text-input text:description="&lt;o.complete_name&gt;">Department</text:text-input></text:h>
      <text:p text:style-name="P5"><text:text-input text:description="&lt;for each=&quot;m in o.member_ids&quot;&gt;">Start EE Loo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 table:number-columns-repeated="2"/>
        <table:table-column table:style-name="Table2.I"/>
        <table:table-column table:style-name="Table2.J" table:number-columns-repeated="2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J"/>
        <table:table-column table:style-name="Table2.R"/>
        <table:table-column table:style-name="Table2.S"/>
        <table:table-column table:style-name="Table2.F"/>
        <table:table-column table:style-name="Table2.U"/>
        <table:table-column table:style-name="Table2.V"/>
        <table:table-column table:style-name="Table2.I"/>
        <table:table-column table:style-name="Table2.V"/>
        <table:table-column table:style-name="Table2.Y"/>
        <table:table-column table:style-name="Table2.Z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text-input text:description="&lt;get_no(o.id)&gt;">No</text:text-input></text:p>
          </table:table-cell>
          <table:table-cell table:style-name="Table2.A1" office:value-type="string">
            <text:p text:style-name="P18"><text:text-input text:description="&lt;m.name&gt;">Name</text:text-input></text:p>
          </table:table-cell>
          <table:table-cell table:style-name="Table2.A1" office:value-type="string">
            <text:p text:style-name="P15"><text:text-input text:description="&lt;m.f_employee_no&gt;">ID No</text:text-input></text:p>
          </table:table-cell>
          <table:table-cell table:style-name="Table2.A1" office:value-type="string">
            <text:p text:style-name="P22"><text:text-input text:description="&lt;choose&gt;">Case</text:text-input><text:text-input text:description="&lt;when test=&quot;is_on_leave(m, 0)&quot;&gt;">IfLv</text:text-input><text:text-input text:description="&lt;get_leave_string(m, 0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22"><text:text-input text:description="&lt;choose&gt;">Case</text:text-input><text:text-input text:description="&lt;when test=&quot;is_on_leave(m, 0)&quot;&gt;">IfLv</text:text-input><text:text-input text:description="&lt;get_leave_string(m, 0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16"/>
          </table:table-cell>
          <table:table-cell table:style-name="Table2.G1" office:value-type="string">
            <text:p text:style-name="P22"><text:text-input text:description="&lt;choose&gt;">Case</text:text-input><text:text-input text:description="&lt;when test=&quot;is_on_leave(m, 1)&quot;&gt;">IfLv</text:text-input><text:text-input text:description="&lt;get_leave_string(m, 1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G1" office:value-type="string">
            <text:p text:style-name="P22"><text:text-input text:description="&lt;choose&gt;">Case</text:text-input><text:text-input text:description="&lt;when test=&quot;is_on_leave(m, 1)&quot;&gt;">IfLv</text:text-input><text:text-input text:description="&lt;get_leave_string(m, 1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G1" office:value-type="string">
            <text:p text:style-name="P16"/>
          </table:table-cell>
          <table:table-cell table:style-name="Table2.A1" office:value-type="string">
            <text:p text:style-name="P21"><text:text-input text:description="&lt;choose&gt;">Case</text:text-input><text:text-input text:description="&lt;when test=&quot;is_on_leave(m, 2)&quot;&gt;">IfLv</text:text-input><text:text-input text:description="&lt;get_leave_string(m, 2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21"><text:text-input text:description="&lt;choose&gt;">Case</text:text-input><text:text-input text:description="&lt;when test=&quot;is_on_leave(m, 2)&quot;&gt;">IfLv</text:text-input><text:text-input text:description="&lt;get_leave_string(m, 2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16"/>
          </table:table-cell>
          <table:table-cell table:style-name="Table2.G1" office:value-type="string">
            <text:p text:style-name="P20"><text:text-input text:description="&lt;choose&gt;">Case</text:text-input><text:text-input text:description="&lt;when test=&quot;is_on_leave(m, 3)&quot;&gt;">IfLv</text:text-input><text:text-input text:description="&lt;get_leave_string(m, 3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G1" office:value-type="string">
            <text:p text:style-name="P20"><text:text-input text:description="&lt;choose&gt;">Case</text:text-input><text:text-input text:description="&lt;when test=&quot;is_on_leave(m, 3)&quot;&gt;">IfLv</text:text-input><text:text-input text:description="&lt;get_leave_string(m, 3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G1" office:value-type="string">
            <text:p text:style-name="P16"/>
          </table:table-cell>
          <table:table-cell table:style-name="Table2.A1" office:value-type="string">
            <text:p text:style-name="P20"><text:text-input text:description="&lt;choose&gt;">Case</text:text-input><text:text-input text:description="&lt;when test=&quot;is_on_leave(m, 4)&quot;&gt;">IfLv</text:text-input><text:text-input text:description="&lt;get_leave_string(m, 4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20"><text:text-input text:description="&lt;choose&gt;">Case</text:text-input><text:text-input text:description="&lt;when test=&quot;is_on_leave(m, 4)&quot;&gt;">IfLv</text:text-input><text:text-input text:description="&lt;get_leave_string(m, 4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16"/>
          </table:table-cell>
          <table:table-cell table:style-name="Table2.G1" office:value-type="string">
            <text:p text:style-name="P20"><text:text-input text:description="&lt;choose&gt;">Case</text:text-input><text:text-input text:description="&lt;when test=&quot;is_on_leave(m, 5)&quot;&gt;">IfLv</text:text-input><text:text-input text:description="&lt;get_leave_string(m, 5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G1" office:value-type="string">
            <text:p text:style-name="P20"><text:text-input text:description="&lt;choose&gt;">Case</text:text-input><text:text-input text:description="&lt;when test=&quot;is_on_leave(m, 5)&quot;&gt;">IfLv</text:text-input><text:text-input text:description="&lt;get_leave_string(m, 5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G1" office:value-type="string">
            <text:p text:style-name="P16"/>
          </table:table-cell>
          <table:table-cell table:style-name="Table2.A1" office:value-type="string">
            <text:p text:style-name="P19"><text:text-input text:description="&lt;choose&gt;">Case</text:text-input><text:text-input text:description="&lt;when test=&quot;is_on_leave(m, 6)&quot;&gt;">IfLv</text:text-input><text:text-input text:description="&lt;get_leave_string(m, 6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20"><text:text-input text:description="&lt;choose&gt;">Case</text:text-input><text:text-input text:description="&lt;when test=&quot;is_on_leave(m, 6)&quot;&gt;">IfLv</text:text-input><text:text-input text:description="&lt;get_leave_string(m, 6)&gt;">Str</text:text-input><text:text-input text:description="&lt;/when&gt;">End</text:text-input><text:span text:style-name="T5"><text:text-input text:description="&lt;/choose&gt;">EndCase</text:text-input>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b1" office:value-type="string">
            <text:p text:style-name="P15"/>
          </table:table-cell>
        </table:table-row>
      </table:table>
      <text:p text:style-name="P6"><text:text-input text:description="&lt;/for&gt;">End EE Loop</text:text-input></text:p>
      <text:p text:style-name="P6"/>
      <text:p text:style-name="P28"/>
      <text:p text:style-name="P27"><text:text-input text:description="&lt;/for&gt;">End Departmen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0.05in" fo:margin-bottom="0.0098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5in" fo:margin-bottom="0.0098in" style:contextual-spacing="false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366in" style:type="center"/>
          <style:tab-stop style:position="11.2736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6354in" style:type="center"/>
          <style:tab-stop style:position="11.2709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10.8757in" table:align="left"/>
    </style:style>
    <style:style style:name="Table1.A" style:family="table-column">
      <style:table-column-properties style:column-width="2.0354in"/>
    </style:style>
    <style:style style:name="Table1.B" style:family="table-column">
      <style:table-column-properties style:column-width="0.9528in"/>
    </style:style>
    <style:style style:name="Table1.C" style:family="table-column">
      <style:table-column-properties style:column-width="0.959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0.9458in"/>
    </style:style>
    <style:style style:name="Table1.F" style:family="table-column">
      <style:table-column-properties style:column-width="0.9319in"/>
    </style:style>
    <style:style style:name="Table1.G" style:family="table-column">
      <style:table-column-properties style:column-width="0.8431in"/>
    </style:style>
    <style:style style:name="Table1.H" style:family="table-column">
      <style:table-column-properties style:column-width="0.884in"/>
    </style:style>
    <style:style style:name="Table1.I" style:family="table-column">
      <style:table-column-properties style:column-width="2.3639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0.8757in" table:align="left"/>
    </style:style>
    <style:style style:name="Table3.A" style:family="table-column">
      <style:table-column-properties style:column-width="0.1903in"/>
    </style:style>
    <style:style style:name="Table3.B" style:family="table-column">
      <style:table-column-properties style:column-width="1.3403in"/>
    </style:style>
    <style:style style:name="Table3.C" style:family="table-column">
      <style:table-column-properties style:column-width="0.5118in"/>
    </style:style>
    <style:style style:name="Table3.D" style:family="table-column">
      <style:table-column-properties style:column-width="0.3354in"/>
    </style:style>
    <style:style style:name="Table3.E" style:family="table-column">
      <style:table-column-properties style:column-width="0.35in"/>
    </style:style>
    <style:style style:name="Table3.F" style:family="table-column">
      <style:table-column-properties style:column-width="0.2806in"/>
    </style:style>
    <style:style style:name="Table3.G" style:family="table-column">
      <style:table-column-properties style:column-width="0.3292in"/>
    </style:style>
    <style:style style:name="Table3.I" style:family="table-column">
      <style:table-column-properties style:column-width="0.2944in"/>
    </style:style>
    <style:style style:name="Table3.J" style:family="table-column">
      <style:table-column-properties style:column-width="0.3153in"/>
    </style:style>
    <style:style style:name="Table3.L" style:family="table-column">
      <style:table-column-properties style:column-width="0.3222in"/>
    </style:style>
    <style:style style:name="Table3.M" style:family="table-column">
      <style:table-column-properties style:column-width="0.3285in"/>
    </style:style>
    <style:style style:name="Table3.N" style:family="table-column">
      <style:table-column-properties style:column-width="0.3431in"/>
    </style:style>
    <style:style style:name="Table3.R" style:family="table-column">
      <style:table-column-properties style:column-width="0.2951in"/>
    </style:style>
    <style:style style:name="Table3.S" style:family="table-column">
      <style:table-column-properties style:column-width="0.3083in"/>
    </style:style>
    <style:style style:name="Table3.U" style:family="table-column">
      <style:table-column-properties style:column-width="0.2472in"/>
    </style:style>
    <style:style style:name="Table3.V" style:family="table-column">
      <style:table-column-properties style:column-width="0.3014in"/>
    </style:style>
    <style:style style:name="Table3.Y" style:family="table-column">
      <style:table-column-properties style:column-width="0.5757in"/>
    </style:style>
    <style:style style:name="Table3.Z" style:family="table-column">
      <style:table-column-properties style:column-width="0.5417in"/>
    </style:style>
    <style:style style:name="Table3.a" style:family="table-column">
      <style:table-column-properties style:column-width="0.5347in"/>
    </style:style>
    <style:style style:name="Table3.b" style:family="table-column">
      <style:table-column-properties style:column-width="0.698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7.8514in" fo:margin-left="0in" table:align="left"/>
    </style:style>
    <style:style style:name="Table4.A" style:family="table-column">
      <style:table-column-properties style:column-width="0.7139in"/>
    </style:style>
    <style:style style:name="Table4.B" style:family="table-column">
      <style:table-column-properties style:column-width="1.884in"/>
    </style:style>
    <style:style style:name="Table4.C" style:family="table-column">
      <style:table-column-properties style:column-width="0.6875in"/>
    </style:style>
    <style:style style:name="Table4.D" style:family="table-column">
      <style:table-column-properties style:column-width="1.8583in"/>
    </style:style>
    <style:style style:name="Table4.E" style:family="table-column">
      <style:table-column-properties style:column-width="0.7979in"/>
    </style:style>
    <style:style style:name="Table4.F" style:family="table-column">
      <style:table-column-properties style:column-width="1.9097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7.8514in" fo:margin-left="0in" table:align="left"/>
    </style:style>
    <style:style style:name="Table5.A" style:family="table-column">
      <style:table-column-properties style:column-width="0.7076in"/>
    </style:style>
    <style:style style:name="Table5.B" style:family="table-column">
      <style:table-column-properties style:column-width="1.8833in"/>
    </style:style>
    <style:style style:name="Table5.C" style:family="table-column">
      <style:table-column-properties style:column-width="0.6882in"/>
    </style:style>
    <style:style style:name="Table5.D" style:family="table-column">
      <style:table-column-properties style:column-width="1.8583in"/>
    </style:style>
    <style:style style:name="Table5.E" style:family="table-column">
      <style:table-column-properties style:column-width="0.7972in"/>
    </style:style>
    <style:style style:name="Table5.F" style:family="table-column">
      <style:table-column-properties style:column-width="1.9167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Title">
      <style:text-properties officeooo:rsid="002cfb33" officeooo:paragraph-rsid="00577db0"/>
    </style:style>
    <style:style style:name="MP2" style:family="paragraph" style:parent-style-name="Subtitle">
      <style:text-properties fo:font-style="normal" fo:font-weight="bold" officeooo:rsid="002cfb33" officeooo:paragraph-rsid="00577db0" style:font-style-asian="normal" style:font-weight-asian="bold" style:font-style-complex="normal" style:font-weight-complex="bold"/>
    </style:style>
    <style:style style:name="MP3" style:family="paragraph" style:parent-style-name="Text_20_body">
      <style:paragraph-properties fo:text-align="center" style:justify-single-word="false"/>
      <style:text-properties fo:font-style="normal" fo:font-weight="bold" officeooo:paragraph-rsid="00577db0" style:font-style-asian="normal" style:font-weight-asian="bold" style:font-style-complex="normal" style:font-weight-complex="bold"/>
    </style:style>
    <style:style style:name="MP4" style:family="paragraph" style:parent-style-name="Table_20_Contents">
      <style:text-properties fo:font-size="11pt" style:font-size-asian="11pt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1pt" fo:font-weight="bold" officeooo:paragraph-rsid="00577db0" style:font-size-asian="11pt" style:font-weight-asian="bold" style:font-size-complex="11pt" style:font-weight-complex="bold"/>
    </style:style>
    <style:style style:name="MP7" style:family="paragraph" style:parent-style-name="Table_20_Contents"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MP8" style:family="paragraph" style:parent-style-name="Table_20_Contents"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6pt" fo:font-weight="bold" officeooo:paragraph-rsid="00577db0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6pt" fo:font-weight="bold" officeooo:rsid="002856c4" officeooo:paragraph-rsid="00577db0" style:font-size-asian="6pt" style:font-weight-asian="bold" style:font-size-complex="6pt" style:font-weight-complex="bold"/>
    </style:style>
    <style:style style:name="MP11" style:family="paragraph" style:parent-style-name="Standard">
      <style:text-properties fo:font-size="2pt" officeooo:paragraph-rsid="00577db0" style:font-size-asian="1.75pt" style:font-size-complex="2pt"/>
    </style:style>
    <style:style style:name="MP12" style:family="paragraph" style:parent-style-name="Table_20_Contents">
      <style:paragraph-properties fo:text-align="end" style:justify-single-word="false"/>
      <style:text-properties fo:font-size="6pt" officeooo:paragraph-rsid="004d82d0" style:font-size-asian="5.25pt" style:font-size-complex="6pt"/>
    </style:style>
    <style:style style:name="MP13" style:family="paragraph" style:parent-style-name="Table_20_Contents">
      <style:text-properties fo:font-size="6pt" officeooo:paragraph-rsid="004d82d0" style:font-size-asian="5.25pt" style:font-size-complex="6pt"/>
    </style:style>
    <style:style style:name="MP14" style:family="paragraph" style:parent-style-name="Text_20_body">
      <style:text-properties fo:font-size="6pt" officeooo:paragraph-rsid="004d82d0" style:font-size-asian="5.25pt" style:font-size-complex="6pt"/>
    </style:style>
    <style:style style:name="MP15" style:family="paragraph" style:parent-style-name="Preformatted_20_Text">
      <style:text-properties style:font-name="Times New Roman" fo:font-size="8pt" officeooo:paragraph-rsid="004e018e" style:font-size-asian="7pt" style:font-size-complex="8pt"/>
    </style:style>
    <style:style style:name="MT1" style:family="text">
      <style:text-properties officeooo:rsid="002da400"/>
    </style:style>
    <style:style style:name="MT2" style:family="text">
      <style:text-properties officeooo:rsid="0046f67e"/>
    </style:style>
    <style:style style:name="MT3" style:family="text">
      <style:text-properties officeooo:rsid="004d82d0"/>
    </style:style>
    <style:style style:name="MT4" style:family="text">
      <style:text-properties officeooo:rsid="00496935"/>
    </style:style>
    <style:page-layout style:name="Mpm1">
      <style:page-layout-properties fo:page-width="11.6902in" fo:page-height="8.2701in" style:num-format="1" style:print-orientation="landscape" fo:margin-top="0.1902in" fo:margin-bottom="0.1902in" fo:margin-left="0.5902in" fo:margin-right="0.2098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2in" fo:margin-left="0in" fo:margin-right="0in" fo:margin-bottom="0.0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MP2">Attendance Sheet</text:p>
        <text:p text:style-name="MP3"><text:span text:style-name="MT1">Week </text:span><text:span text:style-name="MT1"><text:text-input text:description="&lt;week_no()&gt;">No</text:text-input></text:span><text:span text:style-name="MT1"> - </text:span><text:span text:style-name="MT1"><text:text-input text:description="&lt;week_start()&gt;">Start</text:text-input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row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Mon <text:span text:style-name="MT2">| </text:span><text:span text:style-name="MT2"><text:text-input text:description="&lt;mday(0)&gt;">MDay</text:text-input></text:span></text:p>
            </table:table-cell>
            <table:table-cell table:style-name="Table1.A1" office:value-type="string">
              <text:p text:style-name="MP6">Tue <text:span text:style-name="MT2">| </text:span><text:span text:style-name="MT2"><text:text-input text:description="&lt;mday(1)&gt;">MDay</text:text-input></text:span></text:p>
            </table:table-cell>
            <table:table-cell table:style-name="Table1.A1" office:value-type="string">
              <text:p text:style-name="MP5">Wed <text:span text:style-name="MT2">| </text:span><text:span text:style-name="MT2"><text:text-input text:description="&lt;mday(2)&gt;">MDay</text:text-input></text:span></text:p>
            </table:table-cell>
            <table:table-cell table:style-name="Table1.A1" office:value-type="string">
              <text:p text:style-name="MP6">Thu <text:span text:style-name="MT2">| </text:span><text:span text:style-name="MT2"><text:text-input text:description="&lt;mday(3)&gt;">MDay</text:text-input></text:span></text:p>
            </table:table-cell>
            <table:table-cell table:style-name="Table1.A1" office:value-type="string">
              <text:p text:style-name="MP5">Fri <text:span text:style-name="MT2">| </text:span><text:span text:style-name="MT2"><text:text-input text:description="&lt;mday(4)&gt;">MDay</text:text-input></text:span></text:p>
            </table:table-cell>
            <table:table-cell table:style-name="Table1.A1" office:value-type="string">
              <text:p text:style-name="MP6">Sat <text:span text:style-name="MT2">| </text:span><text:span text:style-name="MT2"><text:text-input text:description="&lt;mday(5)&gt;">MDay</text:text-input></text:span></text:p>
            </table:table-cell>
            <table:table-cell table:style-name="Table1.A1" office:value-type="string">
              <text:p text:style-name="MP5">Sun <text:span text:style-name="MT2">| </text:span><text:span text:style-name="MT2"><text:text-input text:description="&lt;mday(6)&gt;">MDay</text:text-input></text:span></text:p>
            </table:table-cell>
            <table:table-cell table:style-name="Table1.A1" office:value-type="string">
              <text:p text:style-name="MP4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 table:number-columns-repeated="2"/>
          <table:table-column table:style-name="Table3.I"/>
          <table:table-column table:style-name="Table3.J" table:number-columns-repeated="2"/>
          <table:table-column table:style-name="Table3.L"/>
          <table:table-column table:style-name="Table3.M"/>
          <table:table-column table:style-name="Table3.N"/>
          <table:table-column table:style-name="Table3.F"/>
          <table:table-column table:style-name="Table3.J" table:number-columns-repeated="2"/>
          <table:table-column table:style-name="Table3.R"/>
          <table:table-column table:style-name="Table3.S"/>
          <table:table-column table:style-name="Table3.F"/>
          <table:table-column table:style-name="Table3.U"/>
          <table:table-column table:style-name="Table3.V"/>
          <table:table-column table:style-name="Table3.I"/>
          <table:table-column table:style-name="Table3.V"/>
          <table:table-column table:style-name="Table3.Y"/>
          <table:table-column table:style-name="Table3.Z"/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MP7">No</text:p>
              </table:table-cell>
              <table:table-cell table:style-name="Table3.A1" office:value-type="string">
                <text:p text:style-name="MP7">Employee Name</text:p>
              </table:table-cell>
              <table:table-cell table:style-name="Table3.A1" office:value-type="string">
                <text:p text:style-name="MP8">ID No.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G1" office:value-type="string">
                <text:p text:style-name="MP9">AM</text:p>
              </table:table-cell>
              <table:table-cell table:style-name="Table3.G1" office:value-type="string">
                <text:p text:style-name="MP9">PM</text:p>
              </table:table-cell>
              <table:table-cell table:style-name="Table3.G1" office:value-type="string">
                <text:p text:style-name="MP9">OT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G1" office:value-type="string">
                <text:p text:style-name="MP9">AM</text:p>
              </table:table-cell>
              <table:table-cell table:style-name="Table3.G1" office:value-type="string">
                <text:p text:style-name="MP9">PM</text:p>
              </table:table-cell>
              <table:table-cell table:style-name="Table3.G1" office:value-type="string">
                <text:p text:style-name="MP9">OT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G1" office:value-type="string">
                <text:p text:style-name="MP9">AM</text:p>
              </table:table-cell>
              <table:table-cell table:style-name="Table3.G1" office:value-type="string">
                <text:p text:style-name="MP9">PM</text:p>
              </table:table-cell>
              <table:table-cell table:style-name="Table3.G1" office:value-type="string">
                <text:p text:style-name="MP9">OT</text:p>
              </table:table-cell>
              <table:table-cell table:style-name="Table3.A1" office:value-type="string">
                <text:p text:style-name="MP9">AM</text:p>
              </table:table-cell>
              <table:table-cell table:style-name="Table3.A1" office:value-type="string">
                <text:p text:style-name="MP9">PM</text:p>
              </table:table-cell>
              <table:table-cell table:style-name="Table3.A1" office:value-type="string">
                <text:p text:style-name="MP9">OT</text:p>
              </table:table-cell>
              <table:table-cell table:style-name="Table3.A1" office:value-type="string">
                <text:p text:style-name="MP10"><text:span text:style-name="MT3">Total </text:span>Present</text:p>
              </table:table-cell>
              <table:table-cell table:style-name="Table3.A1" office:value-type="string">
                <text:p text:style-name="MP10"><text:span text:style-name="MT3">Total </text:span>Absent</text:p>
              </table:table-cell>
              <table:table-cell table:style-name="Table3.A1" office:value-type="string">
                <text:p text:style-name="MP10"><text:span text:style-name="MT3">Total </text:span>OT</text:p>
              </table:table-cell>
              <table:table-cell table:style-name="Table3.b1" office:value-type="string">
                <text:p text:style-name="MP10">Sign</text:p>
              </table:table-cell>
            </table:table-row>
          </table:table-header-rows>
        </table:table>
        <text:p text:style-name="MP11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row>
            <table:table-cell table:style-name="Table4.A1" office:value-type="string">
              <text:p text:style-name="MP12"><text:span text:style-name="MT4">Prepared</text:span> by:</text:p>
            </table:table-cell>
            <table:table-cell table:style-name="Table4.B1" office:value-type="string">
              <text:p text:style-name="MP13"/>
            </table:table-cell>
            <table:table-cell table:style-name="Table4.A1" office:value-type="string">
              <text:p text:style-name="MP12">Checked by:</text:p>
            </table:table-cell>
            <table:table-cell table:style-name="Table4.B1" office:value-type="string">
              <text:p text:style-name="MP13"/>
            </table:table-cell>
            <table:table-cell table:style-name="Table4.A1" office:value-type="string">
              <text:p text:style-name="MP12">Approved by:</text:p>
            </table:table-cell>
            <table:table-cell table:style-name="Table4.B1" office:value-type="string">
              <text:p text:style-name="MP13"/>
            </table:table-cell>
          </table:table-row>
        </table:table>
        <text:p text:style-name="MP14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>
            <table:table-cell table:style-name="Table5.A1" office:value-type="string">
              <text:p text:style-name="MP12">Signature:</text:p>
            </table:table-cell>
            <table:table-cell table:style-name="Table5.B1" office:value-type="string">
              <text:p text:style-name="MP13"/>
            </table:table-cell>
            <table:table-cell table:style-name="Table5.A1" office:value-type="string">
              <text:p text:style-name="MP12">Signature:</text:p>
            </table:table-cell>
            <table:table-cell table:style-name="Table5.B1" office:value-type="string">
              <text:p text:style-name="MP13"/>
            </table:table-cell>
            <table:table-cell table:style-name="Table5.A1" office:value-type="string">
              <text:p text:style-name="MP12">Signature:</text:p>
            </table:table-cell>
            <table:table-cell table:style-name="Table5.B1" office:value-type="string">
              <text:p text:style-name="MP13"/>
            </table:table-cell>
          </table:table-row>
        </table:table>
        <text:p text:style-name="MP15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creator>Mike </dc:creator>
    <dc:date>2014-10-23T14:59:53.572640707</dc:date>
    <meta:editing-cycles>121</meta:editing-cycles>
    <meta:editing-duration>PT8H26M14S</meta:editing-duration>
    <meta:document-statistic meta:table-count="5" meta:image-count="0" meta:object-count="0" meta:page-count="2" meta:paragraph-count="66" meta:word-count="333" meta:character-count="828" meta:non-whitespace-character-count="793"/>
  </office:meta>
</office:document-meta>
</file>